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d4d4d4" style:font-name="Consolas" fo:font-size="12pt" fo:font-weight="normal" fo:background-color="#1e1e1e"/>
    </style:style>
    <style:style style:name="P3" style:family="paragraph" style:parent-style-name="Standard">
      <style:text-properties fo:color="#000000" style:font-name="Times New Roman" fo:font-size="14pt" fo:background-color="#ffffff" style:font-size-asian="14pt" style:font-size-complex="14pt"/>
    </style:style>
    <style:style style:name="P4" style:family="paragraph" style:parent-style-name="Standard">
      <style:text-properties fo:color="#000000" style:font-name="Times New Roman" fo:font-size="14pt" fo:background-color="#ffffff" style:font-name-asian="Lucida Console" style:font-size-asian="14pt" style:font-name-complex="Lucida Console" style:font-size-complex="14pt"/>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text-properties fo:color="#000000" style:font-name="Times New Roman" fo:font-size="14pt" fo:background-color="#ffffff" style:font-size-asian="14pt" style:font-size-complex="14pt"/>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fo:letter-spacing="normal" style:font-name-asian="apple-system"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Principales qualités ? Détermination, Patience, Diplomate, à l'écoute des autres</text:p>
      <text:p text:style-name="P4"/>
      <text:p text:style-name="P4">-Principal défaut ? Réservé</text:p>
      <text:p text:style-name="P4"/>
      <text:p text:style-name="P4">- Qu'est-ce qui vous attire dans notre entreprise ? L'expérience (50 ans), la diversité des sites, la proximité de mon lieu de domicile</text:p>
      <text:p text:style-name="P4"/>
      <text:p text:style-name="P4">- Questions à poser :</text:p>
      <text:p text:style-name="P4">Quelles technos l'entreprise utilise t'elle ?</text:p>
      <text:p text:style-name="P4">Sur quel projet l'entreprise travaille t'elle en ce moment ?</text:p>
      <text:p text:style-name="P4"/>
      <text:p text:style-name="P4"/>
      <text:p text:style-name="P4"/>
      <text:p text:style-name="P4">git branch -D update-sql</text:p>
      <text:p text:style-name="P4">git checkout -b US_08_UserAccount</text:p>
      <text:p text:style-name="P3">git branch -m &lt;new_name&gt;</text:p>
      <text:p text:style-name="P3"/>
      <text:p text:style-name="P3">/A\./</text:p>
      <text:p text:style-name="P3"/>
      <text:p text:style-name="P3">/[0-9]{2}\/[0-9]{2}\/[0-9]{4}/<text:tab/><text:tab/>/\d{2}\/\d{2}\/\d{4}/<text:tab/></text:p>
      <text:p text:style-name="P3"/>
      <text:p text:style-name="P3">/ \d{1}\/\d{2}/<text:tab/><text:tab/>/ [0-9]{1}\/[0-9]{2}/</text:p>
      <text:p text:style-name="P3"/>
      <text:p text:style-name="P3">/[a-z]{14}/gi</text:p>
      <text:p text:style-name="P3"/>
      <text:p text:style-name="P3">/https?:\/\/[a-zA-Z0-9-\.]+\.[a-zA-Z]{2,4}(\/\S*[a-zA-Z0-9])/</text:p>
      <text:p text:style-name="P3"/>
      <text:p text:style-name="P3"/>
      <text:p text:style-name="P3"/>
      <text:p text:style-name="P3"/>
      <text:p text:style-name="P5">router.put("/new-cost/contracts/:id", FilesController.editCost);</text:p>
      <text:p text:style-name="P5">router.put("/gain/contracts/:id", FilesController.editGain);</text:p>
      <text:p text:style-name="P5"/>
      <text:p text:style-name="P5"><text:s text:c="2"/>updateNewCost(file) {</text:p>
      <text:p text:style-name="P5"><text:s text:c="4"/>return this.connection.query(</text:p>
      <text:p text:style-name="P5"><text:s text:c="6"/>`UPDATE ${FilesManager.table} set newCost = ? where id = ?`,</text:p>
      <text:p text:style-name="P5"><text:s text:c="6"/>[file.newCost, file.id]</text:p>
      <text:p text:style-name="P5"><text:s text:c="4"/>);</text:p>
      <text:p text:style-name="P5"><text:s text:c="2"/>}</text:p>
      <text:p text:style-name="P5"/>
      <text:p text:style-name="P5"><text:s text:c="2"/>updateGain(file) {</text:p>
      <text:p text:style-name="P5"><text:s text:c="4"/>return this.connection.query(</text:p>
      <text:p text:style-name="P5"><text:s text:c="6"/>`UPDATE ${FilesManager.table} set gain = ? where id = ?`,</text:p>
      <text:p text:style-name="P5"><text:s text:c="6"/>[file.gain, file.id]</text:p>
      <text:p text:style-name="P5"><text:s text:c="4"/>);</text:p>
      <text:p text:style-name="P5"><text:soft-page-break/><text:s text:c="2"/>}</text:p>
      <text:p text:style-name="P5"/>
      <text:p text:style-name="P5"><text:s text:c="2"/>static editCost = (req, res) =&gt; {</text:p>
      <text:p text:style-name="P5"><text:s text:c="4"/>const { newCost } = req.body;</text:p>
      <text:p text:style-name="P5"><text:s text:c="4"/>const id = parseInt(req.params.id, 10);</text:p>
      <text:p text:style-name="P5"/>
      <text:p text:style-name="P5"><text:s text:c="4"/>models.file</text:p>
      <text:p text:style-name="P5"><text:s text:c="6"/>.updateNewCost({ id, newCost })</text:p>
      <text:p text:style-name="P5"><text:s text:c="6"/>.then(([result]) =&gt; {</text:p>
      <text:p text:style-name="P5"><text:s text:c="8"/>if (result.affectedRows === 0) {</text:p>
      <text:p text:style-name="P5"><text:s text:c="10"/>res.sendStatus(404);</text:p>
      <text:p text:style-name="P5"><text:s text:c="8"/>} else {</text:p>
      <text:p text:style-name="P5"><text:s text:c="10"/>res.sendStatus(204);</text:p>
      <text:p text:style-name="P5"><text:s text:c="8"/>}</text:p>
      <text:p text:style-name="P5"><text:s text:c="6"/>})</text:p>
      <text:p text:style-name="P5"><text:s text:c="6"/>.catch((err) =&gt; {</text:p>
      <text:p text:style-name="P5"><text:s text:c="8"/>console.error(err);</text:p>
      <text:p text:style-name="P5"><text:s text:c="8"/>res.sendStatus(500);</text:p>
      <text:p text:style-name="P5"><text:s text:c="6"/>});</text:p>
      <text:p text:style-name="P5"><text:s text:c="2"/>};</text:p>
      <text:p text:style-name="P5"/>
      <text:p text:style-name="P5"><text:s text:c="2"/>static editGain = (req, res) =&gt; {</text:p>
      <text:p text:style-name="P5"><text:s text:c="4"/>const { gain } = req.body;</text:p>
      <text:p text:style-name="P5"><text:s text:c="4"/>const id = parseInt(req.params.id, 10);</text:p>
      <text:p text:style-name="P5"/>
      <text:p text:style-name="P5"><text:s text:c="4"/>models.file</text:p>
      <text:p text:style-name="P5"><text:s text:c="6"/>.updateGain({ id, gain })</text:p>
      <text:p text:style-name="P5"><text:s text:c="6"/>.then(([result]) =&gt; {</text:p>
      <text:p text:style-name="P5"><text:s text:c="8"/>if (result.affectedRows === 0) {</text:p>
      <text:p text:style-name="P5"><text:s text:c="10"/>res.sendStatus(404);</text:p>
      <text:p text:style-name="P5"><text:s text:c="8"/>} else {</text:p>
      <text:p text:style-name="P5"><text:s text:c="10"/>res.sendStatus(204);</text:p>
      <text:p text:style-name="P5"><text:s text:c="8"/>}</text:p>
      <text:p text:style-name="P5"><text:s text:c="6"/>})</text:p>
      <text:p text:style-name="P5"><text:s text:c="6"/>.catch((err) =&gt; {</text:p>
      <text:p text:style-name="P5"><text:s text:c="8"/>console.error(err);</text:p>
      <text:p text:style-name="P5"><text:s text:c="8"/>res.sendStatus(500);</text:p>
      <text:p text:style-name="P5"><text:s text:c="6"/>});</text:p>
      <text:p text:style-name="P5"><text:s text:c="2"/>};</text:p>
      <text:p text:style-name="P5"/>
      <text:p text:style-name="P5">import API from "@services/api";</text:p>
      <text:p text:style-name="P5">import React, { useContext, useState } from "react";</text:p>
      <text:p text:style-name="P5">import { MainContext } from "../contexts/MainContext";</text:p>
      <text:p text:style-name="P5">import "@assets/AuditModal.css";</text:p>
      <text:p text:style-name="P5"/>
      <text:p text:style-name="P5"><text:soft-page-break/>function AdminModalContract({ file, setContractModal }) {</text:p>
      <text:p text:style-name="P5"><text:s text:c="2"/>const [isCostSent, setIsCostSent] = useState(false);</text:p>
      <text:p text:style-name="P5"><text:s text:c="2"/>const [newCost, setNewCost] = useState("");</text:p>
      <text:p text:style-name="P5"><text:s text:c="2"/>const { isNewCostReady, setIsNewCostReady, setIsGainReady } =</text:p>
      <text:p text:style-name="P5"><text:s text:c="4"/>useContext(MainContext);</text:p>
      <text:p text:style-name="P5"><text:s text:c="2"/>const gain = file.initialCost - newCost;</text:p>
      <text:p text:style-name="P5"/>
      <text:p text:style-name="P5"><text:s text:c="2"/>const handleSubmit = (e) =&gt; {</text:p>
      <text:p text:style-name="P5"><text:s text:c="4"/>e.preventDefault();</text:p>
      <text:p text:style-name="P5"><text:s text:c="4"/>API.put(`/new-cost/contracts/${file.id}`, { newCost })</text:p>
      <text:p text:style-name="P5"><text:s text:c="6"/>.then(() =&gt; {</text:p>
      <text:p text:style-name="P5"><text:s text:c="8"/>setIsCostSent(true);</text:p>
      <text:p text:style-name="P5"><text:s text:c="8"/>setIsNewCostReady(true);</text:p>
      <text:p text:style-name="P5"><text:s text:c="6"/>})</text:p>
      <text:p text:style-name="P5"><text:s text:c="6"/>.catch((err) =&gt; console.error(err));</text:p>
      <text:p text:style-name="P5"><text:s text:c="2"/>};</text:p>
      <text:p text:style-name="P5"/>
      <text:p text:style-name="P5"><text:s text:c="2"/>if (isNewCostReady) {</text:p>
      <text:p text:style-name="P5"><text:s text:c="4"/>API.put(`/gain/contracts/${file.id}`, { gain })</text:p>
      <text:p text:style-name="P5"><text:s text:c="6"/>.then(() =&gt; {</text:p>
      <text:p text:style-name="P5"><text:s text:c="8"/>setIsGainReady(true);</text:p>
      <text:p text:style-name="P5"><text:s text:c="6"/>})</text:p>
      <text:p text:style-name="P5"><text:s text:c="6"/>.catch((err) =&gt; console.error(err));</text:p>
      <text:p text:style-name="P5"><text:s text:c="2"/>}</text:p>
      <text:p text:style-name="P5"/>
      <text:p text:style-name="P5"><text:s text:c="2"/>const closeModal = () =&gt; {</text:p>
      <text:p text:style-name="P5"><text:s text:c="4"/>setContractModal(false);</text:p>
      <text:p text:style-name="P5"><text:s text:c="4"/>setIsCostSent(false);</text:p>
      <text:p text:style-name="P5"><text:s text:c="2"/>};</text:p>
      <text:p text:style-name="P5"/>
      <text:p text:style-name="P5"><text:s text:c="2"/>return (</text:p>
      <text:p text:style-name="P5"><text:s text:c="4"/>&lt;div className="admin-modal"&gt;</text:p>
      <text:p text:style-name="P5"><text:s text:c="6"/>&lt;div</text:p>
      <text:p text:style-name="P5"><text:s text:c="8"/>aria-hidden="true"</text:p>
      <text:p text:style-name="P5"><text:s text:c="8"/>onClick={closeModal}</text:p>
      <text:p text:style-name="P5"><text:s text:c="8"/>className="admin-modal-overlay"</text:p>
      <text:p text:style-name="P5"><text:s text:c="6"/>/&gt;</text:p>
      <text:p text:style-name="P5"><text:s text:c="6"/>&lt;div className="admin-modal-content"&gt;</text:p>
      <text:p text:style-name="P5"><text:s text:c="8"/>&lt;div className="admin-modal-header"&gt;</text:p>
      <text:p text:style-name="P5"><text:s text:c="10"/>&lt;button</text:p>
      <text:p text:style-name="P5"><text:s text:c="12"/>type="button"</text:p>
      <text:p text:style-name="P5"><text:s text:c="12"/>className="admin-modal-close-button"</text:p>
      <text:p text:style-name="P5"><text:s text:c="12"/>onClick={closeModal}</text:p>
      <text:p text:style-name="P5"><text:s text:c="10"/>&gt;</text:p>
      <text:p text:style-name="P5"><text:s text:c="12"/>&amp;times;</text:p>
      <text:p text:style-name="P5"><text:soft-page-break/><text:s text:c="10"/>&lt;/button&gt;</text:p>
      <text:p text:style-name="P5"><text:s text:c="8"/>&lt;/div&gt;</text:p>
      <text:p text:style-name="P5"><text:s text:c="8"/>&lt;div className="admin-modal-message"&gt;</text:p>
      <text:p text:style-name="P5"><text:s text:c="10"/>{isCostSent ? (</text:p>
      <text:p text:style-name="P5"><text:s text:c="12"/>&lt;h3&gt;Le montant du contrat a bien été mis à jour.&lt;/h3&gt;</text:p>
      <text:p text:style-name="P5"><text:s text:c="10"/>) : (</text:p>
      <text:p text:style-name="P5"><text:s text:c="12"/>&lt;form onSubmit={handleSubmit}&gt;</text:p>
      <text:p text:style-name="P5"><text:s text:c="14"/>&lt;p&gt;Sélectionnez un nouveau montant pour ce contrat.&lt;/p&gt;</text:p>
      <text:p text:style-name="P5"><text:s text:c="14"/>&lt;input</text:p>
      <text:p text:style-name="P5"><text:s text:c="16"/>type="number"</text:p>
      <text:p text:style-name="P5"><text:s text:c="16"/>placeholder="Exemple: 85"</text:p>
      <text:p text:style-name="P5"><text:s text:c="16"/>required</text:p>
      <text:p text:style-name="P5"><text:s text:c="16"/>onChange={(e) =&gt; setNewCost(e.target.value)}</text:p>
      <text:p text:style-name="P5"><text:s text:c="14"/>/&gt;</text:p>
      <text:p text:style-name="P5"><text:s text:c="14"/>&lt;div&gt;</text:p>
      <text:p text:style-name="P5"><text:s text:c="16"/>{newCost !== "" &amp;&amp; &lt;button type="submit"&gt;Envoyer&lt;/button&gt;}</text:p>
      <text:p text:style-name="P5"><text:s text:c="14"/>&lt;/div&gt;</text:p>
      <text:p text:style-name="P5"><text:s text:c="12"/>&lt;/form&gt;</text:p>
      <text:p text:style-name="P5"><text:s text:c="10"/>)}</text:p>
      <text:p text:style-name="P5"><text:s text:c="8"/>&lt;/div&gt;</text:p>
      <text:p text:style-name="P5"><text:s text:c="6"/>&lt;/div&gt;</text:p>
      <text:p text:style-name="P5"><text:s text:c="4"/>&lt;/div&gt;</text:p>
      <text:p text:style-name="P5"><text:s text:c="2"/>);</text:p>
      <text:p text:style-name="P5">}</text:p>
      <text:p text:style-name="P5"/>
      <text:p text:style-name="P5">export default AdminModalContract;</text:p>
      <text:p text:style-name="P5"/>
      <text:p text:style-name="P5"/>
      <text:p text:style-name="P5"/>
      <text:p text:style-name="P5">APP_PORT=5000</text:p>
      <text:p text:style-name="P5">FRONTEND_URL=http://localhost:3000</text:p>
      <text:p text:style-name="P5">DB_HOST=localhost</text:p>
      <text:p text:style-name="P5">DB_USER=sellect</text:p>
      <text:p text:style-name="P5">DB_PASSWORD=charteGraphique</text:p>
      <text:p text:style-name="P5">DB_NAME=sellect</text:p>
      <text:p text:style-name="P5"/>
      <text:p text:style-name="P5"/>
      <text:p text:style-name="P5"/>
      <text:p text:style-name="P5"/>
      <text:p text:style-name="P1"><text:span text:style-name="T1">? Curieux de découvrir mon univers ? ? Mon portfolio : https://www.y1n.fr</text:span><text:line-break/><text:line-break/><text:span text:style-name="T1">? Après une experience en tant que responsable logistique, j'ai entamé une reconversion </text:span><text:span text:style-name="T1">professionnelle. En passant par l'apprentissage autodidacte sur FreeCodeCamp &amp; OpenClassRoom, puis </text:span><text:span text:style-name="T1">une formation bootcamp de développeur web et mobile à la Wild Code School afin de valider un profil </text:span><text:span text:style-name="T1">développeur full stack spécialisé Javascript en React et Node.</text:span><text:line-break/><text:soft-page-break/><text:line-break/><text:span text:style-name="T1">? Actuellement en stage Développeur front-end spécialisé JavaScript | React / Next.js /</text:span><text:line-break/><text:line-break/><text:span text:style-name="T1">?</text:span><text:span text:style-name="T2">￢ﾀﾍ</text:span><text:span text:style-name="T1">? Je suis spécialisé sur les technologies suivantes :</text:span><text:line-break/><text:span text:style-name="T1">Front-end : HTML, CSS, JavaScript, React, Api, LocalStorage</text:span><text:line-break/><text:span text:style-name="T1">Back-end : Javascript, Node, Express, MySQL, NoSQL</text:span><text:line-break/><text:span text:style-name="T1">Gaming : C#, Unity</text:span><text:line-break/><text:span text:style-name="T1">Mais également : Git/Hub/Bash, SCRUM, Trello, Figma, Photoshop</text:span><text:line-break/><text:line-break/><text:span text:style-name="T1">? Cherchant à étendre mon réseaux professionnel , n'hésitez pas à m'ajouter sur LinkedIn, je vous accepterai avec plaisir.</text:span> </text:p>
      <text:p text:style-name="P1"/>
      <text:p text:style-name="P1"/>
      <text:p text:style-name="P1">Après une première experience dans le milieu culturel j'ai choisi d'entamer une reconversion professionnelle en passant par l'apprentissage autodidacte OpenClassRooms, puis avec une formation en remote de développeur web à la Wild Code School afin de valider un profil développeur full stack spécialisé Javascript / React.</text:p>
      <text:p text:style-name="P1"/>
      <text:p text:style-name="P1">Je suis actuellement à la recherche d'un stage de 4 mois à partir de septembre 2022.</text:p>
      <text:p text:style-name="P2"/>
      <text:p text:style-name="P1"/>
      <text:p text:style-name="P1"/>
      <text:p text:style-name="P1">Site web dynamique comparatif pouvoir d'achat. </text:p>
      <text:p text:style-name="P1">Pas qu'un site de comparatifs côté humain important, suivi personnalisé de chaque dossier.</text:p>
      <text:p text:style-name="P1">Inscription 50 euros à l'année pour tous les contrats. </text:p>
      <text:p text:style-name="P1">Possibilité de scanner les contrats pour les envoyer, plus facile pour les personnes agées.</text:p>
      <text:p text:style-name="P1">Priorité : inscription, gestion des rendez-vous, calendriers</text:p>
      <text:p text:style-name="P1">Apporteurs d'affaires: bénévol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42M51S</meta:editing-duration>
    <meta:editing-cycles>137</meta:editing-cycles>
    <meta:generator>OpenOffice/4.1.9$Win32 OpenOffice.org_project/419m1$Build-9805</meta:generator>
    <dc:date>2022-07-16T17:00:57.49</dc:date>
    <dc:creator>Audren FLOCH</dc:creator>
    <meta:document-statistic meta:table-count="0" meta:image-count="0" meta:object-count="0" meta:page-count="5" meta:paragraph-count="147" meta:word-count="636" meta:character-count="5728"/>
    <meta:user-defined meta:name="Info 1"/>
    <meta:user-defined meta:name="Info 2"/>
    <meta:user-defined meta:name="Info 3"/>
    <meta:user-defined meta:name="Info 4"/>
  </office:meta>
</office:document-meta>
</file>